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TWO_5f_PATTERNS">
      <style:table-properties table:display="true" style:writing-mode="lr-tb"/>
    </style:style>
    <style:style style:name="ta2" style:family="table" style:master-page-name="Feuille2">
      <style:table-properties table:display="true" style:writing-mode="lr-tb"/>
    </style:style>
    <style:style style:name="ta3" style:family="table" style:master-page-name="Feuille3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WO_PATTERNS" table:style-name="ta1">
        <office:forms form:automatic-focus="false" form:apply-design-mode="false"/>
        <table:table-column table:style-name="co1" table:number-columns-repeated="5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3" table:number-columns-repeated="249" table:default-cell-style-name="Gnumeric-default"/>
        <table:table-row table:style-name="ro1">
          <table:table-cell office:value-type="string">
            <text:p>train_size</text:p>
          </table:table-cell>
          <table:table-cell office:value-type="string">
            <text:p>1nn_ed</text:p>
          </table:table-cell>
          <table:table-cell/>
          <table:table-cell office:value-type="string">
            <text:p>1nn_dtw</text:p>
          </table:table-cell>
          <table:table-cell/>
          <table:table-cell office:value-type="string">
            <text:p>Sax-vsm</text:p>
          </table:table-cell>
          <table:table-cell table:number-columns-repeated="25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86175">
            <text:p>0.286175</text:p>
          </table:table-cell>
          <table:table-cell table:formula="of:=8*1000+102" office:value-type="float" office:value="8102">
            <text:p>8102</text:p>
          </table:table-cell>
          <table:table-cell table:style-name="ce1" office:value-type="float" office:value="0.0199">
            <text:p>1.99E-02</text:p>
          </table:table-cell>
          <table:table-cell table:formula="of:=2*1000*60+54*1000+633" office:value-type="float" office:value="174633">
            <text:p>174633</text:p>
          </table:table-cell>
          <table:table-cell office:value-type="float" office:value="0.0762000000000001">
            <text:p>0.0762</text:p>
          </table:table-cell>
          <table:table-cell office:value-type="float" office:value="38829">
            <text:p>38829</text:p>
          </table:table-cell>
          <table:table-cell table:number-columns-repeated="24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16575">
            <text:p>0.16575</text:p>
          </table:table-cell>
          <table:table-cell table:formula="of:=13*1000+983" office:value-type="float" office:value="13983">
            <text:p>13983</text:p>
          </table:table-cell>
          <table:table-cell table:style-name="ce1" office:value-type="float" office:value="0.0058">
            <text:p>5.80E-03</text:p>
          </table:table-cell>
          <table:table-cell table:formula="of:=11*1000*60+26*1000+2" office:value-type="float" office:value="686002">
            <text:p>686002</text:p>
          </table:table-cell>
          <table:table-cell office:value-type="float" office:value="0.0173">
            <text:p>0.0173</text:p>
          </table:table-cell>
          <table:table-cell office:value-type="float" office:value="44167">
            <text:p>44167</text:p>
          </table:table-cell>
          <table:table-cell table:number-columns-repeated="24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6735">
            <text:p>0.06735</text:p>
          </table:table-cell>
          <table:table-cell table:formula="of:=26*1000+301" office:value-type="float" office:value="26301">
            <text:p>26301</text:p>
          </table:table-cell>
          <table:table-cell office:value-type="float" office:value="0.0018667">
            <text:p>0.0018667</text:p>
          </table:table-cell>
          <table:table-cell table:formula="of:=45*1000*60+8*1000+279" office:value-type="float" office:value="2708279">
            <text:p>2708279</text:p>
          </table:table-cell>
          <table:table-cell office:value-type="float" office:value="0.00424999999999998">
            <text:p>0.00425</text:p>
          </table:table-cell>
          <table:table-cell office:value-type="float" office:value="47866">
            <text:p>47866</text:p>
          </table:table-cell>
          <table:table-cell table:number-columns-repeated="249"/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02295">
            <text:p>2.30E-02</text:p>
          </table:table-cell>
          <table:table-cell table:formula="of:=51*1000+180" office:value-type="float" office:value="51180">
            <text:p>51180</text:p>
          </table:table-cell>
          <table:table-cell office:value-type="float" office:value="0">
            <text:p>0</text:p>
          </table:table-cell>
          <table:table-cell table:formula="of:=310*1000*60+24*1000+18" office:value-type="float" office:value="18624018">
            <text:p>18624018</text:p>
          </table:table-cell>
          <table:table-cell table:style-name="ce1" office:value-type="float" office:value="0.000600000000000045">
            <text:p>6.00E-04</text:p>
          </table:table-cell>
          <table:table-cell office:value-type="float" office:value="57006">
            <text:p>57006</text:p>
          </table:table-cell>
          <table:table-cell table:number-columns-repeated="249"/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04425">
            <text:p>4.43E-03</text:p>
          </table:table-cell>
          <table:table-cell table:formula="of:=1*60*1000+40*1000+353" office:value-type="float" office:value="100353">
            <text:p>100353</text:p>
          </table:table-cell>
          <table:table-cell office:value-type="float" office:value="0">
            <text:p>0</text:p>
          </table:table-cell>
          <table:table-cell table:formula="of:=978*1000*60+20*1000+150" office:value-type="float" office:value="58700150">
            <text:p>58700150</text:p>
          </table:table-cell>
          <table:table-cell table:style-name="ce1" office:value-type="float" office:value="0.000175000000000036">
            <text:p>1.75E-04</text:p>
          </table:table-cell>
          <table:table-cell office:value-type="float" office:value="60766">
            <text:p>60766</text:p>
          </table:table-cell>
          <table:table-cell table:number-columns-repeated="249"/>
        </table:table-row>
        <table:table-row table:style-name="ro3">
          <table:table-cell office:value-type="float" office:value="1600">
            <text:p>1600</text:p>
          </table:table-cell>
          <table:table-cell table:style-name="ce1" office:value-type="float" office:value="0.000475">
            <text:p>4.75E-04</text:p>
          </table:table-cell>
          <table:table-cell table:formula="of:=3*60*1000+22*1000+599" office:value-type="float" office:value="202599">
            <text:p>202599</text:p>
          </table:table-cell>
          <table:table-cell table:number-columns-repeated="2"/>
          <table:table-cell table:style-name="ce1" office:value-type="float" office:value="0.000149999999999983">
            <text:p>1.50E-04</text:p>
          </table:table-cell>
          <table:table-cell office:value-type="float" office:value="67002">
            <text:p>67002</text:p>
          </table:table-cell>
          <table:table-cell table:number-columns-repeated="249"/>
        </table:table-row>
        <table:table-row table:style-name="ro3">
          <table:table-cell office:value-type="float" office:value="3200">
            <text:p>3200</text:p>
          </table:table-cell>
          <table:table-cell table:style-name="ce1" office:value-type="float" office:value="0.000125">
            <text:p>1.25E-04</text:p>
          </table:table-cell>
          <table:table-cell table:formula="of:=6*60*1000+49*1000+87" office:value-type="float" office:value="409087">
            <text:p>409087</text:p>
          </table:table-cell>
          <table:table-cell table:number-columns-repeated="2"/>
          <table:table-cell table:style-name="ce1" office:value-type="float" office:value="0.0000250000000000528">
            <text:p>2.50E-05</text:p>
          </table:table-cell>
          <table:table-cell office:value-type="float" office:value="77950">
            <text:p>77950</text:p>
          </table:table-cell>
          <table:table-cell table:number-columns-repeated="249"/>
        </table:table-row>
        <table:table-row table:style-name="ro3">
          <table:table-cell office:value-type="float" office:value="6400">
            <text:p>6400</text:p>
          </table:table-cell>
          <table:table-cell office:value-type="float" office:value="0.0001">
            <text:p>0.0001</text:p>
          </table:table-cell>
          <table:table-cell table:formula="of:=14*1000*60+9*1000+972" office:value-type="float" office:value="849972">
            <text:p>84997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2946">
            <text:p>92946</text:p>
          </table:table-cell>
          <table:table-cell table:number-columns-repeated="249"/>
        </table:table-row>
        <table:table-row table:style-name="ro2" table:number-rows-repeated="1048566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TWO_PATTERNS.$A$1" table:expression="#REF!"/>
          <table:named-expression table:name="Sheet_Title" table:base-cell-address="$TWO_PATTERNS.$A$1" table:expression="&quot;TWO_PATTERNS&quot;"/>
        </table:named-expressions>
      </table:table>
      <table:table table:name="Feuille2" table:style-name="ta2">
        <office:forms form:automatic-focus="false" form:apply-design-mode="false"/>
        <table:table-column table:style-name="co1" table:default-cell-style-name="ce2"/>
        <table:table-column table:style-name="co3" table:number-columns-repeated="255" table:default-cell-style-name="ce2"/>
        <table:table-row table:style-name="ro4">
          <table:table-cell table:number-columns-repeated="256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Feuille2.$A$1" table:expression="#REF!"/>
          <table:named-expression table:name="Sheet_Title" table:base-cell-address="$Feuille2.$A$1" table:expression="&quot;Feuille2&quot;"/>
        </table:named-expressions>
      </table:table>
      <table:table table:name="Feuille3" table:style-name="ta3">
        <office:forms form:automatic-focus="false" form:apply-design-mode="false"/>
        <table:table-column table:style-name="co1" table:default-cell-style-name="ce2"/>
        <table:table-column table:style-name="co3" table:number-columns-repeated="255" table:default-cell-style-name="ce2"/>
        <table:table-row table:style-name="ro4">
          <table:table-cell table:number-columns-repeated="256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Feuille3.$A$1" table:expression="#REF!"/>
          <table:named-expression table:name="Sheet_Title" table:base-cell-address="$Feuille3.$A$1" table:expression="&quot;Feuille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WO_5f_PATTERNS" style:display-name="TWO_PATTERNS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Feuille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Feuille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senin </dc:creator>
    <dc:date>2013-12-28T20:03:49</dc:date>
    <meta:creation-date>2013-12-26T14:13:58Z</meta:creation-date>
    <meta:editing-cycles>6</meta:editing-cycles>
    <meta:editing-duration>PT1H7M23S</meta:editing-duration>
    <meta:generator>LibreOffice/4.0.4.2$Linux_X86_64 LibreOffice_project/400m0$Build-2</meta:generator>
    <meta:initial-creator>Pavel Senin</meta:initial-creator>
    <meta:document-statistic meta:table-count="3" meta:cell-count="54" meta:object-count="0"/>
  </office:meta>
</office:document-meta>
</file>